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808080" style:font-name="Droid Sans Mono" fo:font-size="10.5pt" fo:font-weight="normal" officeooo:paragraph-rsid="000b02c8" fo:background-color="#1e1e1e"/>
    </style:style>
    <style:style style:name="P4" style:family="paragraph" style:parent-style-name="Standard">
      <style:text-properties officeooo:paragraph-rsid="000b02c8"/>
    </style:style>
    <style:style style:name="P5" style:family="paragraph" style:parent-style-name="Standard">
      <style:text-properties officeooo:rsid="000b02c8" officeooo:paragraph-rsid="000b02c8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b02c8" officeooo:paragraph-rsid="000b02c8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HTML</text:span></text:p>
      <text:p text:style-name="P1"><text:span text:style-name="T1"/></text:p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1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 <text:span text:style-name="T1">/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 <text:span text:style-name="T1">/&gt;</text:span></text:p>
      <text:p text:style-name="P1"><text:span text:style-name="T1">&lt;</text:span><text:span text:style-name="T2">title</text:span><text:span text:style-name="T1">&gt;</text:span>Document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h1</text:span> <text:span text:style-name="T3">class</text:span>=<text:span text:style-name="T4">"js__container"</text:span><text:span text:style-name="T1">&gt;&lt;/</text:span><text:span text:style-name="T2">h1</text:span><text:span text:style-name="T1">&gt;</text:span></text:p>
      <text:p text:style-name="P1"><text:span text:style-name="T1">&lt;</text:span><text:span text:style-name="T2">video</text:span> <text:span text:style-name="T3">id</text:span>=<text:span text:style-name="T4">"video"</text:span> <text:span text:style-name="T3">controls</text:span> <text:span text:style-name="T3">src</text:span>=<text:span text:style-name="T4">"./video.mp4"</text:span> <text:span text:style-name="T3">width</text:span>=<text:span text:style-name="T4">"620"</text:span><text:span text:style-name="T1">&gt;</text:span></text:p>
      <text:p text:style-name="P1"><text:span text:style-name="T1">&lt;</text:span><text:span text:style-name="T2">source</text:span> <text:span text:style-name="T3">src</text:span>=<text:span text:style-name="T4">"./video.mp4"</text:span> <text:span text:style-name="T3">type</text:span>=<text:span text:style-name="T4">"video/mp4"</text:span> <text:span text:style-name="T1">/&gt;</text:span></text:p>
      <text:p text:style-name="P1"><text:span text:style-name="T1">&lt;</text:span><text:span text:style-name="T2">p</text:span><text:span text:style-name="T1">&gt;</text:span></text:p>
      <text:p text:style-name="P1">Your browser doesn't support HTML5 video. Here is a</text:p>
      <text:p text:style-name="P1"><text:span text:style-name="T1">&lt;</text:span><text:span text:style-name="T2">a</text:span> <text:span text:style-name="T3">href</text:span>=<text:span text:style-name="T4">"video.mp4"</text:span><text:span text:style-name="T1">&gt;</text:span>link to the video<text:span text:style-name="T1">&lt;/</text:span><text:span text:style-name="T2">a</text:span><text:span text:style-name="T1">&gt;</text:span> instead.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video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button</text:span> <text:span text:style-name="T3">onclick</text:span>=<text:span text:style-name="T4">"</text:span><text:span text:style-name="T3">document</text:span><text:span text:style-name="T4">.</text:span><text:span text:style-name="T5">getElementById</text:span><text:span text:style-name="T4">('video').</text:span><text:span text:style-name="T5">play</text:span><text:span text:style-name="T4">();"</text:span><text:span text:style-name="T1">&gt;</text:span></text:p>
      <text:p text:style-name="P1">Reproducir</text:p>
      <text:p text:style-name="P1"><text:span text:style-name="T1">&lt;/</text:span><text:span text:style-name="T2">button</text:span><text:span text:style-name="T1">&gt;</text:span></text:p>
      <text:p text:style-name="P1"><text:span text:style-name="T1">&lt;</text:span><text:span text:style-name="T2">button</text:span> <text:span text:style-name="T3">onclick</text:span>=<text:span text:style-name="T4">"</text:span><text:span text:style-name="T3">document</text:span><text:span text:style-name="T4">.</text:span><text:span text:style-name="T5">getElementById</text:span><text:span text:style-name="T4">('video').</text:span><text:span text:style-name="T5">pause</text:span><text:span text:style-name="T4">();"</text:span><text:span text:style-name="T1">&gt;</text:span>Pausa<text:span text:style-name="T1">&lt;/</text:span><text:span text:style-name="T2">button</text:span><text:span text:style-name="T1">&gt;</text:span></text:p>
      <text:p text:style-name="P1"><text:span text:style-name="T1">&lt;</text:span><text:span text:style-name="T2">button</text:span></text:p>
      <text:p text:style-name="P1"><text:span text:style-name="T3">onclick</text:span>=<text:span text:style-name="T4">"</text:span><text:span text:style-name="T3">document</text:span><text:span text:style-name="T4">.</text:span><text:span text:style-name="T5">getElementById</text:span><text:span text:style-name="T4">('video').</text:span><text:span text:style-name="T3">volume</text:span><text:span text:style-name="T4"> </text:span>+=</text:p>
      <text:p text:style-name="P1"><text:span text:style-name="T6">0.1</text:span><text:span text:style-name="T4">;"</text:span></text:p>
      <text:p text:style-name="P2">&gt;</text:p>
      <text:p text:style-name="P1">Subir Volumen</text:p>
      <text:p text:style-name="P1"><text:span text:style-name="T1">&lt;/</text:span><text:span text:style-name="T2">button</text:span><text:span text:style-name="T1">&gt;</text:span></text:p>
      <text:p text:style-name="P1"><text:span text:style-name="T1">&lt;</text:span><text:span text:style-name="T2">button</text:span></text:p>
      <text:p text:style-name="P1"><text:span text:style-name="T3">onclick</text:span>=<text:span text:style-name="T4">"</text:span><text:span text:style-name="T3">document</text:span><text:span text:style-name="T4">.</text:span><text:span text:style-name="T5">getElementById</text:span><text:span text:style-name="T4">('video').</text:span><text:span text:style-name="T3">volume</text:span><text:span text:style-name="T4"> </text:span>-=</text:p>
      <text:p text:style-name="P1"><text:span text:style-name="T6">0.1</text:span><text:span text:style-name="T4">;"</text:span></text:p>
      <text:p text:style-name="P2">&gt;</text:p>
      <text:p text:style-name="P1">Bajar Volumen</text:p>
      <text:p text:style-name="P1">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cript</text:span> <text:span text:style-name="T3">src</text:span>=<text:span text:style-name="T4">"./main.js"</text:span><text:span text:style-name="T1">&gt;&lt;/</text:span><text:span text:style-name="T2">script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1"/>
      <text:p text:style-name="Standard"/>
      <text:p text:style-name="P5">JAVASCRIPT</text:p>
      <text:p text:style-name="Standard"/>
      <text:p text:style-name="P3">'use strict';</text:p>
      <text:p text:style-name="P3"/>
      <text:p text:style-name="P3">const video= document.getElementById('video');</text:p>
      <text:p text:style-name="P3">const container= document.querySelector(".js__container")</text:p>
      <text:p text:style-name="P3"/>
      <text:p text:style-name="P3">function handleStart(){</text:p>
      <text:p text:style-name="P3"><text:s text:c="4"/>alert("Cargando las especificidades de video/audio...")</text:p>
      <text:p text:style-name="P3"><text:soft-page-break/><text:s text:c="4"/>container.innerHTML="Cargando...las especificidades de video/audio"</text:p>
      <text:p text:style-name="P3">}</text:p>
      <text:p text:style-name="P3"/>
      <text:p text:style-name="P3">function handleChange(){</text:p>
      <text:p text:style-name="P3"><text:s text:c="4"/>alert("Cargando...y actualizando la duración de los datos")</text:p>
      <text:p text:style-name="P3"><text:s text:c="4"/>container.innerHTML="Cargando...y actualizando la duración de los datos"</text:p>
      <text:p text:style-name="P3">}</text:p>
      <text:p text:style-name="P3"/>
      <text:p text:style-name="P3">function handleMeta(){</text:p>
      <text:p text:style-name="P3"><text:s text:c="4"/>alert("Cargando...duración dimensiones y texto")</text:p>
      <text:p text:style-name="P3"><text:s text:c="4"/>container.innerHTML="Cargando...duración dimensiones y texto"</text:p>
      <text:p text:style-name="P3">}</text:p>
      <text:p text:style-name="P3"/>
      <text:p text:style-name="P3">function handleLoading(){</text:p>
      <text:p text:style-name="P3"><text:s text:c="4"/>container.innerHTML="Tu video está listo"</text:p>
      <text:p text:style-name="P3"><text:s text:c="4"/>console.log("El video ya estaría cargado")</text:p>
      <text:p text:style-name="P3">}</text:p>
      <text:p text:style-name="P3"/>
      <text:p text:style-name="P3">video.addEventListener("loadstart", handleStart);</text:p>
      <text:p text:style-name="P3">video.addEventListener("durationchange", handleChange);</text:p>
      <text:p text:style-name="P3">video.addEventListener("loadedmetadata", handleMeta);</text:p>
      <text:p text:style-name="P3">video.addEventListener("loadeddata", handleLoading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6:37:31.824180677</meta:creation-date>
    <dc:date>2021-04-06T16:59:47.740726250</dc:date>
    <meta:editing-duration>PT3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147" meta:character-count="1769" meta:non-whitespace-character-count="1653"/>
  </office:meta>
</office:document-meta>
</file>